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79eb" officeooo:paragraph-rsid="000879eb"/>
    </style:style>
    <style:style style:name="P2" style:family="paragraph" style:parent-style-name="Standard">
      <style:paragraph-properties fo:text-align="center" style:justify-single-word="false"/>
      <style:text-properties officeooo:rsid="000879eb" officeooo:paragraph-rsid="000879eb"/>
    </style:style>
    <style:style style:name="P3" style:family="paragraph" style:parent-style-name="Standard">
      <style:text-properties officeooo:rsid="000bb5f2" officeooo:paragraph-rsid="000bb5f2"/>
    </style:style>
    <style:style style:name="P4" style:family="paragraph" style:parent-style-name="Standard">
      <style:text-properties fo:font-style="italic" officeooo:rsid="000bb5f2" officeooo:paragraph-rsid="000bb5f2" style:font-style-asian="italic" style:font-style-complex="italic"/>
    </style:style>
    <style:style style:name="P5" style:family="paragraph" style:parent-style-name="Standard">
      <style:text-properties officeooo:rsid="000e4fa7" officeooo:paragraph-rsid="000e4fa7"/>
    </style:style>
    <style:style style:name="P6" style:family="paragraph">
      <style:paragraph-properties fo:text-align="center"/>
    </style:style>
    <style:style style:name="P7" style:family="paragraph">
      <loext:graphic-properties draw:fill="none" draw:fill-color="#ffffff"/>
    </style:style>
    <style:style style:name="P8" style:family="paragraph">
      <style:text-properties fo:color="#b2b2b2"/>
    </style:style>
    <style:style style:name="P9" style:family="paragraph">
      <loext:graphic-properties draw:fill="none" draw:fill-color="#ffffff"/>
      <style:text-properties fo:color="#b2b2b2"/>
    </style:style>
    <style:style style:name="T1" style:family="text">
      <style:text-properties officeooo:rsid="000879eb"/>
    </style:style>
    <style:style style:name="T2" style:family="text">
      <style:text-properties officeooo:rsid="000a3603"/>
    </style:style>
    <style:style style:name="T3" style:family="text">
      <style:text-properties officeooo:rsid="000bb5f2"/>
    </style:style>
    <style:style style:name="T4" style:family="text">
      <style:text-properties officeooo:rsid="000d0492"/>
    </style:style>
    <style:style style:name="T5" style:family="text">
      <style:text-properties officeooo:rsid="000e988d"/>
    </style:style>
    <style:style style:name="T6" style:family="text">
      <style:text-properties fo:color="#b2b2b2"/>
    </style:style>
    <style:style style:name="gr1" style:family="graphic">
      <style:graphic-properties draw:textarea-horizontal-align="justify" draw:textarea-vertical-align="middle" draw:auto-grow-height="false" fo:min-height="0.1575in" fo:min-width="0.1575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style:style>
    <style:style style:name="gr5" style:family="graphic">
      <style:graphic-properties draw:stroke="dash" draw:stroke-dash="Dashed_20__28_var_29_" svg:stroke-width="0.0201in" svg:stroke-color="#b2b2b2"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b2b2b2" draw:fill="none" draw:fill-color="#ffffff" fo:min-height="0.8457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dversarial Path of Fuel <text:span text:style-name="T1">Distance</text:span></text:p>
      <text:p text:style-name="P2">by Sven Nilsen, 2018</text:p>
      <text:p text:style-name="P1"/>
      <text:p text:style-name="P4">In this paper I represent the adversarial path of fuel distance, which <text:span text:style-name="T4">is </text:span>common in <text:span text:style-name="T4">economics.</text:span></text:p>
      <text:p text:style-name="P1"/>
      <text:p text:style-name="P1">An adversarial path of fuel distance is defined by the following:</text:p>
      <text:p text:style-name="P1"/>
      <text:p text:style-name="P1"><text:tab/>x ~ 0 := \(distance : real ∧ (&lt;= x)) = x – distance</text:p>
      <text:p text:style-name="P1"/>
      <text:p text:style-name="P1"><text:tab/>x : real</text:p>
      <text:p text:style-name="P1"><text:tab/>x ~ 0 : real → real</text:p>
      <text:p text:style-name="P1"><text:tab/>x ~ 1 : real</text:p>
      <text:p text:style-name="P1"/>
      <text:p text:style-name="P1">This means that when committing to making a choice of fuel distance, one must travel some direction that is shorter than the fuel distance. It is not possible to travel farther distances than the fuel <text:span text:style-name="T2">permits</text:span>, which eliminates all choices <text:span text:style-name="T2">that exist outside the reachable distance.</text:span></text:p>
      <text:p text:style-name="P1"/>
      <text:p text:style-name="P1">It is also possible to travel a negative distance, which equals “filling the tank”. <text:span text:style-name="T2">When this is possible everywhere, there might exist a path with infinitely travelled length (requiring infinite choices):</text:span></text:p>
      <text:p text:style-name="P1"/>
      <text:p text:style-name="P1"><text:tab/>(x ~ 0)(-y) = x + y</text:p>
      <text:p text:style-name="P1"/>
      <text:p text:style-name="P1">By traveling `0` distance, one <text:span text:style-name="T3">ends up exactly with as much fuel as before:</text:span></text:p>
      <text:p text:style-name="P1"/>
      <text:p text:style-name="P1"><text:tab/>(x ~ 0)(0) = x</text:p>
      <text:p text:style-name="P1"/>
      <text:p text:style-name="P3">A<text:span text:style-name="T4">n</text:span> “<text:span text:style-name="T4">infinite </text:span>cycle problem” is figuring out how to travel a closed route such that the fuel distance ends up greater <text:span text:style-name="T4">or equal than the starting point, which means that one has to travel somewhere to “fill up the tank”. In all such problems, the fuel point is desirable to move closer to the path between starting point and destination:</text:span></text:p>
      <text:p text:style-name="P3"/>
      <text:p text:style-name="P3"/>
      <text:p text:style-name="P3"><draw:custom-shape text:anchor-type="paragraph" draw:z-index="0" draw:name="Shape1" draw:style-name="gr1" draw:text-style-name="P6" svg:width="0.2232in" svg:height="0.2232in" svg:x="1.5693in" svg:y="0.08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1" draw:style-name="gr1" draw:text-style-name="P6" svg:width="0.2232in" svg:height="0.2232in" svg:x="2.7173in" svg:y="1.5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1" draw:style-name="gr1" draw:text-style-name="P6" svg:width="0.2232in" svg:height="0.2232in" svg:x="3.2618in" svg:y="0.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 draw:name="Shape2" draw:style-name="gr2" draw:text-style-name="P6" svg:x1="1.8055in" svg:y1="0.3417in" svg:x2="2.7173in" svg:y2="1.5035in"><text:p/></draw:line><draw:line text:anchor-type="paragraph" draw:z-index="4" draw:name="Shape2" draw:style-name="gr2" draw:text-style-name="P6" svg:x1="2.8882in" svg:y1="1.5035in" svg:x2="3.328in" svg:y2="0.5055in"><text:p/></draw:line><draw:line text:anchor-type="paragraph" draw:z-index="5" draw:name="Shape2" draw:style-name="gr2" draw:text-style-name="P6" svg:x1="3.2161in" svg:y1="0.3354in" svg:x2="1.8382in" svg:y2="0.1839in"><text:p/></draw:line><draw:frame text:anchor-type="paragraph" draw:z-index="6" draw:name="Shape3" draw:style-name="gr3" draw:text-style-name="P7" svg:width="0.9189in" svg:height="0.2433in" svg:x="0.8146in" svg:y="0.3272in"><draw:text-box><text:p>Starting point</text:p></draw:text-box></draw:frame><draw:frame text:anchor-type="paragraph" draw:z-index="7" draw:name="Shape4" draw:style-name="gr4" draw:text-style-name="P7" svg:width="0.8795in" svg:height="0.2886in" svg:x="1.9634in" svg:y="1.6984in"><draw:text-box><text:p>Destination</text:p></draw:text-box></draw:frame><draw:frame text:anchor-type="paragraph" draw:z-index="8" draw:name="Shape4" draw:style-name="gr4" draw:text-style-name="P7" svg:width="0.8795in" svg:height="0.2886in" svg:x="3.5508in" svg:y="0.3201in"><draw:text-box><text:p>Fuel point</text:p></draw:text-box></draw:frame><draw:line text:anchor-type="paragraph" draw:z-index="9" draw:name="Shape2" draw:style-name="gr5" draw:text-style-name="P6" svg:x1="3.2157in" svg:y1="0.4453in" svg:x2="2.3429in" svg:y2="0.9173in"><text:p/></draw:line></text:p>
      <text:p text:style-name="P3"><draw:frame text:anchor-type="paragraph" draw:z-index="10" draw:name="Shape5" draw:style-name="gr6" draw:text-style-name="P9" svg:width="2.4016in" svg:height="0.9594in" svg:x="3.6953in" svg:y="0.5228in"><draw:text-box><text:p text:style-name="P8"><text:span text:style-name="T6">It is more economic to move the fuel point closer to the path between starting point and destination, since this minimizes the fuel distance</text:span></text:p></draw:text-box></draw:frame></text:p>
      <text:p text:style-name="P3"/>
      <text:p text:style-name="P3"/>
      <text:p text:style-name="P3"/>
      <text:p text:style-name="P3"/>
      <text:p text:style-name="P3"/>
      <text:p text:style-name="P3"/>
      <text:p text:style-name="P3"/>
      <text:p text:style-name="P3"/>
      <text:p text:style-name="P3"/>
      <text:p text:style-name="P5">In problems of multi-starting points and multi-destinations, the optimal fuel points are placed at central locations. One can also consider space-time variants of this problem in anthropic astronomy, where the world-line of a planet containing life is likely located at a fixed orbit <text:span text:style-name="T5">relative to a star over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7T11:17:16.967522000</meta:creation-date>
    <dc:date>2018-11-17T12:10:30.968720000</dc:date>
    <meta:editing-duration>PT2M22S</meta:editing-duration>
    <meta:editing-cycles>1</meta:editing-cycles>
    <meta:document-statistic meta:table-count="0" meta:image-count="0" meta:object-count="0" meta:page-count="1" meta:paragraph-count="15" meta:word-count="276" meta:character-count="1550" meta:non-whitespace-character-count="1282"/>
    <meta:generator>LibreOffice/5.1.2.2$MacOSX_X86_64 LibreOffice_project/d3bf12ecb743fc0d20e0be0c58ca359301eb705f</meta:generator>
  </office:meta>
</office:document-meta>
</file>